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aecf00"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3cm" fo:min-width="3.01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3cm" fo:min-width="4.70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3cm" fo:min-width="6.212cm"/>
    </style:style>
    <style:style style:name="gr6" style:family="graphic" style:parent-style-name="objectwithoutfill">
      <style:graphic-properties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32pt" style:font-size-asian="32pt" style:font-size-complex="32pt"/>
    </style:style>
    <style:style style:name="P3" style:family="paragraph">
      <style:text-properties fo:color="#000000"/>
    </style:style>
    <style:style style:name="P4" style:family="paragraph">
      <style:text-properties fo:color="#000000" fo:font-size="32pt" style:font-size-asian="32pt" style:font-size-complex="3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color="#000000"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figure">
        <draw:ellipse draw:style-name="gr1" draw:text-style-name="P1" draw:layer="layout" svg:width="18cm" svg:height="15.1cm" svg:x="0.3cm" svg:y="0cm">
          <text:p/>
        </draw:ellipse>
        <draw:circle draw:style-name="gr2" draw:text-style-name="P1" draw:layer="layout" svg:width="6cm" svg:height="6cm" svg:x="2.5cm" svg:y="5.5cm">
          <text:p/>
        </draw:circle>
        <draw:frame draw:style-name="gr3" draw:text-style-name="P2" draw:layer="layout" svg:width="3.512cm" svg:height="1.513cm" svg:x="4cm" svg:y="7.487cm">
          <draw:text-box>
            <text:p><text:span text:style-name="T1">Crash</text:span></text:p>
          </draw:text-box>
        </draw:frame>
        <draw:frame draw:style-name="gr4" draw:text-style-name="P4" draw:layer="layout" svg:width="5.205cm" svg:height="1.513cm" svg:x="2.795cm" svg:y="3.487cm">
          <draw:text-box>
            <text:p text:style-name="P3"><text:span text:style-name="T2">Omission</text:span></text:p>
          </draw:text-box>
        </draw:frame>
        <draw:frame draw:style-name="gr5" draw:text-style-name="P2" draw:layer="layout" svg:width="6.712cm" svg:height="1.513cm" svg:x="10cm" svg:y="3.487cm">
          <draw:text-box>
            <text:p><text:span text:style-name="T1">Commission</text:span></text:p>
          </draw:text-box>
        </draw:frame>
        <draw:frame draw:style-name="gr5" draw:text-style-name="P2" draw:layer="layout" svg:width="6.712cm" svg:height="1.513cm" svg:x="6.788cm" svg:y="0.487cm">
          <draw:text-box>
            <text:p><text:span text:style-name="T1">Byzantine</text:span></text:p>
          </draw:text-box>
        </draw:frame>
        <draw:line draw:style-name="gr6" draw:text-style-name="P1" draw:layer="layout" svg:x1="9.4cm" svg:y1="0cm" svg:x2="9.1cm" svg:y2="1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8.5cm" fo:page-height="15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figur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12-07T09:20:04</meta:creation-date>
    <meta:editing-duration>PT9M3S</meta:editing-duration>
    <meta:editing-cycles>3</meta:editing-cycles>
    <meta:generator>LibreOffice/4.3.2.2$MacOSX_X86_64 LibreOffice_project/edfb5295ba211bd31ad47d0bad0118690f76407d</meta:generator>
    <meta:initial-creator>Alberto Montresor</meta:initial-creator>
    <dc:date>2014-12-02T09:39:31.852584000</dc:date>
    <meta:document-statistic meta:object-count="7"/>
  </office:meta>
</office:document-meta>
</file>